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008000" draw:marker-start-width="0.305cm" draw:marker-end-width="0.305cm" draw:fill="solid" draw:fill-color="#7da647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23b8dc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23b8dc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99ff" draw:marker-start-width="0.305cm" draw:marker-end-width="0.305cm" draw:textarea-horizontal-align="center" draw:textarea-vertical-align="middle" fo:padding-top="0.16cm" fo:padding-bottom="0.16cm" fo:padding-left="0.285cm" fo:padding-right="0.285cm" draw:shadow="hidden"/>
    </style:style>
    <style:style style:name="gr5" style:family="graphic" style:parent-style-name="standard">
      <style:graphic-properties svg:stroke-width="0.07cm" svg:stroke-color="#198a8a" draw:marker-start-width="0.305cm" draw:marker-end-width="0.305cm" draw:textarea-horizontal-align="center" draw:textarea-vertical-align="middle" fo:padding-top="0.16cm" fo:padding-bottom="0.16cm" fo:padding-left="0.285cm" fo:padding-right="0.285cm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8" style:family="graphic" style:parent-style-name="standard">
      <style:graphic-properties svg:stroke-color="#996633" draw:fill="solid" draw:fill-color="#cc6633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width="0.07cm" svg:stroke-color="#ff6633" draw:marker-start-width="0.305cm" draw:marker-end-width="0.305cm" draw:fill="solid" draw:fill-color="#ffcc99" draw:textarea-horizontal-align="center" draw:textarea-vertical-align="middle" fo:padding-top="0.16cm" fo:padding-bottom="0.16cm" fo:padding-left="0.285cm" fo:padding-right="0.285cm" draw:shadow="hidden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4pt" style:font-size-asian="18pt" style:font-size-complex="18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4pt"/>
    </style:style>
    <style:style style:name="P4" style:family="paragraph"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style:font-size-asian="18pt" style:font-size-complex="18pt"/>
    </style:style>
    <style:style style:name="T4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5cm" svg:height="1.75cm" svg:x="4.5cm" svg:y="2.5cm" draw:corner-radius="0.3cm">
          <text:p text:style-name="P1"><text:span text:style-name="T1">Per ogni </text:span><text:span text:style-name="T2">N-Forcazione</text:span></text:p>
        </draw:rect>
        <draw:custom-shape draw:style-name="gr2" draw:text-style-name="P1" draw:id="id2" draw:layer="layout" svg:width="4.5cm" svg:height="4cm" svg:x="4.75cm" svg:y="5.25cm">
          <text:p text:style-name="P1"><text:span text:style-name="T1">Segmenti</text:span></text:p>
          <text:p text:style-name="P1"><text:span text:style-name="T1">adiacenti</text:span></text:p>
          <text:p text:style-name="P1"><text:span text:style-name="T1"><text:s/></text:span><text:span text:style-name="T1">già risolt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3" draw:layer="layout" svg:width="3.5cm" svg:height="2cm" svg:x="13cm" svg:y="6.25cm">
          <text:p text:style-name="P2"><text:span text:style-name="T3">Aggiunta</text:span></text:p>
          <text:p text:style-name="P2"><text:span text:style-name="T3"><text:s/></text:span><text:span text:style-name="T3">Segmento</text:span></text:p>
          <text:p text:style-name="P2"><text:span text:style-name="T3"><text:s/></text:span><text:span text:style-name="T3">fittizio</text:span></text:p>
        </draw:rect>
        <draw:rect draw:style-name="gr4" draw:text-style-name="P1" draw:id="id4" draw:layer="layout" svg:width="6.5cm" svg:height="1.75cm" svg:x="3.75cm" svg:y="10.75cm">
          <text:p text:style-name="P1"><text:span text:style-name="T1">Soluzione dei </text:span><text:span text:style-name="T2">gradini adiacenti</text:span></text:p>
        </draw:rect>
        <draw:rect draw:style-name="gr4" draw:text-style-name="P1" draw:id="id5" draw:layer="layout" svg:width="5.5cm" svg:height="1.75cm" svg:x="4.25cm" svg:y="13.5cm">
          <text:p text:style-name="P1"><text:span text:style-name="T1">Soluzione della </text:span><text:span text:style-name="T2">giunzione</text:span></text:p>
        </draw:rect>
        <draw:rect draw:style-name="gr4" draw:text-style-name="P1" draw:id="id6" draw:layer="layout" svg:width="5cm" svg:height="2cm" svg:x="4.5cm" svg:y="16.25cm">
          <text:p text:style-name="P1"><text:span text:style-name="T1">Costruzione della </text:span><text:span text:style-name="T4">GSM</text:span><text:span text:style-name="T1">,</text:span><text:span text:style-name="T1"><text:line-break/></text:span><text:span text:style-name="T2">condensazione</text:span><text:span text:style-name="T1"> e</text:span><text:span text:style-name="T1"><text:line-break/></text:span><text:span text:style-name="T2">memorizzazione</text:span></text:p>
        </draw:rect>
        <draw:rect draw:style-name="gr5" draw:text-style-name="P1" draw:id="id8" draw:layer="layout" svg:width="6cm" svg:height="4cm" svg:x="4cm" svg:y="22.25cm">
          <text:p text:style-name="P1">Costruzione della <text:span text:style-name="T5">GSM</text:span><text:line-break/>dei <text:span text:style-name="T5">macroblocchi</text:span>,<text:line-break/><text:span text:style-name="T6">condensazione</text:span> e <text:line-break/><text:span text:style-name="T6">rinormalizzazione</text:span><text:line-break/>alle porte<text:line-break/>esterne</text:p>
        </draw:rect>
        <draw:rect draw:style-name="gr1" draw:text-style-name="P1" draw:id="id7" draw:layer="layout" svg:width="5cm" svg:height="1.75cm" svg:x="4.5cm" svg:y="19.25cm" draw:corner-radius="0.3cm">
          <text:p/>
        </draw:rect>
        <draw:connector draw:style-name="gr6" draw:text-style-name="P3" draw:layer="layout" svg:x1="7cm" svg:y1="4.25cm" svg:x2="6.999cm" svg:y2="5.25cm" draw:start-shape="id1" draw:start-glue-point="2" draw:end-shape="id2" draw:end-glue-point="4" svg:d="m7000 4250v483h-1v517">
          <text:p/>
        </draw:connector>
        <draw:connector draw:style-name="gr7" draw:text-style-name="P1" draw:layer="layout" svg:x1="9.25cm" svg:y1="7.249cm" svg:x2="13cm" svg:y2="7.25cm" draw:start-shape="id2" draw:start-glue-point="7" draw:end-shape="id3" draw:end-glue-point="3" svg:d="m9250 7249h1893v1h1857">
          <text:p text:style-name="P3"><text:span text:style-name="T1">Si</text:span></text:p>
        </draw:connector>
        <draw:connector draw:style-name="gr6" draw:text-style-name="P3" draw:layer="layout" svg:x1="14.75cm" svg:y1="8.25cm" svg:x2="10.25cm" svg:y2="11.625cm" draw:start-shape="id3" draw:start-glue-point="2" draw:end-shape="id4" draw:end-glue-point="1" svg:d="m14750 8250v3375h-4500">
          <text:p/>
        </draw:connector>
        <draw:connector draw:style-name="gr6" draw:text-style-name="P3" draw:layer="layout" svg:x1="7cm" svg:y1="12.5cm" svg:x2="7cm" svg:y2="13.5cm" draw:start-shape="id4" draw:start-glue-point="2" draw:end-shape="id5" draw:end-glue-point="0" svg:d="m7000 12500v1000">
          <text:p/>
        </draw:connector>
        <draw:connector draw:style-name="gr6" draw:text-style-name="P3" draw:layer="layout" svg:x1="7cm" svg:y1="15.25cm" svg:x2="7cm" svg:y2="16.25cm" draw:start-shape="id5" draw:start-glue-point="2" draw:end-shape="id6" draw:end-glue-point="0" svg:d="m7000 15250v1000">
          <text:p/>
        </draw:connector>
        <draw:connector draw:style-name="gr6" draw:text-style-name="P3" draw:layer="layout" svg:x1="7cm" svg:y1="18.25cm" svg:x2="7cm" svg:y2="19.25cm" draw:start-shape="id6" draw:start-glue-point="2" draw:end-shape="id7" draw:end-glue-point="0" svg:d="m7000 18250v1000">
          <text:p/>
        </draw:connector>
        <draw:connector draw:style-name="gr6" draw:text-style-name="P3" draw:layer="layout" svg:x1="7cm" svg:y1="21cm" svg:x2="7cm" svg:y2="22.25cm" draw:start-shape="id7" draw:start-glue-point="2" draw:end-shape="id8" draw:end-glue-point="0" svg:d="m7000 21000v1250">
          <text:p/>
        </draw:connector>
        <draw:connector draw:style-name="gr6" draw:text-style-name="P3" draw:layer="layout" draw:line-skew="-2cm" svg:x1="4.5cm" svg:y1="20.125cm" svg:x2="4.5cm" svg:y2="3.375cm" draw:start-shape="id7" draw:start-glue-point="3" draw:end-shape="id1" draw:end-glue-point="3" svg:d="m4500 20125h-2535v-16750h2535">
          <text:p/>
        </draw:connector>
        <draw:connector draw:style-name="gr7" draw:text-style-name="P3" draw:layer="layout" svg:x1="6.999cm" svg:y1="9.248cm" svg:x2="7cm" svg:y2="10.75cm" draw:start-shape="id2" draw:start-glue-point="6" draw:end-shape="id4" draw:end-glue-point="0" svg:d="m6999 9248v770h1v732">
          <text:p text:style-name="P3">No</text:p>
        </draw:connector>
        <draw:custom-shape draw:style-name="gr8" draw:text-style-name="P4" draw:layer="layout" svg:width="1.75cm" svg:height="1.75cm" svg:x="10.75cm" svg:y="23.5cm">
          <text:p/>
          <draw:enhanced-geometry svg:viewBox="0 0 21600 21600" draw:text-areas="0 0 21600 21600" draw:type="notched-right-arrow" draw:modifiers="14099.8286693318 5723.81496287836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9" draw:text-style-name="P4" draw:layer="layout" svg:width="6.5cm" svg:height="3.25cm" svg:x="13cm" svg:y="22.75cm">
          <text:p text:style-name="P4"><text:span text:style-name="T7">Matrice di scattering</text:span><text:span text:style-name="T7"><text:line-break/></text:span><text:span text:style-name="T7">multimodale ad</text:span><text:span text:style-name="T7"><text:line-break/></text:span><text:span text:style-name="T7">una data frequenz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09T19:19:59.15</meta:creation-date>
    <dc:date>2009-01-09T20:24:43.20</dc:date>
    <meta:editing-duration>PT00H49M31S</meta:editing-duration>
    <meta:editing-cycles>5</meta:editing-cycles>
    <meta:generator>OpenOffice.org/3.0$Win32 OpenOffice.org_project/300m9$Build-9358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